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Logica de programação</text:p>
          </table:table-cell>
          <table:table-cell office:value-type="string" calcext:value-type="string">
            <text:p>https://hermes.dio.me/certificates/AKFQD3AS.pdf</text:p>
          </table:table-cell>
          <table:table-cell office:value-type="string" calcext:value-type="string">
            <text:p>https://github.com/rpaschoaljr/primeiro-desafio-logica-dio</text:p>
          </table:table-cell>
          <table:table-cell office:value-type="string" calcext:value-type="string">
            <text:p>https://github.com/rpaschoaljr/segundo-desafio-logica-dio-</text:p>
          </table:table-cell>
          <table:table-cell office:value-type="string" calcext:value-type="string">
            <text:p>https://github.com/rpaschoaljr/-terceiro-desafio-logica-dio</text:p>
          </table:table-cell>
        </table:table-row>
        <table:table-row table:style-name="ro2">
          <table:table-cell office:value-type="string" calcext:value-type="string">
            <text:p>Preparar dados para APIs de ML no Google Cloud </text:p>
          </table:table-cell>
          <table:table-cell office:value-type="string" calcext:value-type="string">
            <text:p>https://www.skills.google/public_profiles/259c8766-413f-44e0-ae36-887ebfb241ab/badges/185159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o criar uma rede segura do Google Cloud </text:p>
          </table:table-cell>
          <table:table-cell office:value-type="string" calcext:value-type="string">
            <text:p>https://www.skills.google/public_profiles/259c8766-413f-44e0-ae36-887ebfb241ab/badges/1851576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o configurar um ambiente de desenvolvimento de apps no Google Cloud </text:p>
          </table:table-cell>
          <table:table-cell office:value-type="string" calcext:value-type="string">
            <text:p>https://www.skills.google/public_profiles/259c8766-413f-44e0-ae36-887ebfb241ab/badges/1851539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mplementar o balanceamento de carga no Compute Engine </text:p>
          </table:table-cell>
          <table:table-cell office:value-type="string" calcext:value-type="string">
            <text:p>https://www.skills.google/public_profiles/259c8766-413f-44e0-ae36-887ebfb241ab/badges/1848955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undamentos da computação do Google Cloud: dados, ML e IA no Google Cloud </text:p>
          </table:table-cell>
          <table:table-cell office:value-type="string" calcext:value-type="string">
            <text:p>https://www.skills.google/public_profiles/259c8766-413f-44e0-ae36-887ebfb241ab/badges/1831792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undamentos da computação do Google Cloud: rede e segurança no Google Cloud </text:p>
          </table:table-cell>
          <table:table-cell office:value-type="string" calcext:value-type="string">
            <text:p>https://www.skills.google/public_profiles/259c8766-413f-44e0-ae36-887ebfb241ab/badges/1831670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Fundamentos da computação do Google Cloud: infraestrutura no Google Cloud </text:p>
          </table:table-cell>
          <table:table-cell office:value-type="string" calcext:value-type="string">
            <text:p>https://www.skills.google/public_profiles/259c8766-413f-44e0-ae36-887ebfb241ab/badges/1829478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Fundamentos da computação do Google Cloud: noções básicas da computação em nuvem </text:p>
          </table:table-cell>
          <table:table-cell office:value-type="string" calcext:value-type="string">
            <text:p>https://www.skills.google/public_profiles/259c8766-413f-44e0-ae36-887ebfb241ab/badges/1829257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20:42:53.231775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20:18:57.272806400</meta:creation-date>
    <dc:date>2025-10-15T20:49:01.459468000</dc:date>
    <meta:editing-duration>PT8M11S</meta:editing-duration>
    <meta:editing-cycles>7</meta:editing-cycles>
    <meta:generator>LibreOffice/25.8.1.1$Windows_X86_64 LibreOffice_project/54047653041915e595ad4e45cccea684809c77b5</meta:generator>
    <meta:document-statistic meta:table-count="1" meta:cell-count="21" meta:object-count="0"/>
  </office:meta>
</office:document-meta>
</file>